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Zar" svg:font-family="'B Zar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1d71" officeooo:paragraph-rsid="00181d71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81d71" officeooo:paragraph-rsid="00181d71" style:font-style-asian="italic" style:font-style-complex="italic"/>
    </style:style>
    <style:style style:name="P3" style:family="paragraph" style:parent-style-name="Standard">
      <style:paragraph-properties fo:text-align="end" style:justify-single-word="false" style:writing-mode="rl-tb"/>
      <style:text-properties fo:font-style="normal" officeooo:rsid="00181d71" officeooo:paragraph-rsid="00181d7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رجمه فارسی دکترین ریلز</text:p>
      <text:p text:style-name="P1">The Rails Doctrine</text:p>
      <text:p text:style-name="P1"/>
      <text:p text:style-name="P2">By David Heinemeier Hansom</text:p>
      <text:p text:style-name="P2">مترجم:‌مهدی نادریان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Zar" svg:font-family="'B Zar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B Zar" style:font-family-complex="'B Zar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6:29:07.466791127</meta:creation-date>
    <dc:date>2020-09-14T16:31:09.991365371</dc:date>
    <meta:editing-duration>PT2M4S</meta:editing-duration>
    <meta:editing-cycles>1</meta:editing-cycles>
    <meta:document-statistic meta:table-count="0" meta:image-count="0" meta:object-count="0" meta:page-count="1" meta:paragraph-count="4" meta:word-count="13" meta:character-count="85" meta:non-whitespace-character-count="76"/>
    <meta:generator>LibreOffice/6.4.5.2$Linux_X86_64 LibreOffice_project/40$Build-2</meta:generator>
  </office:meta>
</office:document-meta>
</file>